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style:font-style-asian="normal" style:font-style-complex="normal"/>
    </style:style>
    <style:style style:name="P3" style:family="paragraph" style:parent-style-name="Code">
      <style:text-properties fo:font-style="normal" style:font-style-asian="normal" style:font-style-complex="normal"/>
    </style:style>
    <style:style style:name="P4" style:family="paragraph" style:parent-style-name="Heading_20_2">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1">
      <style:text-properties fo:font-style="normal" style:font-style-asian="normal" style:font-style-complex="normal"/>
    </style:style>
    <style:style style:name="P21" style:family="paragraph" style:parent-style-name="Text_20_body">
      <style:text-properties fo:font-size="10pt" style:font-size-asian="8.75pt" style:font-size-complex="10pt"/>
    </style:style>
    <style:style style:name="P22" style:family="paragraph" style:parent-style-name="Text_20_body">
      <style:text-properties fo:font-size="13pt" fo:font-style="italic" fo:font-weight="bold" style:font-size-asian="11.3500003814697pt" style:font-style-asian="italic" style:font-weight-asian="bold" style:font-size-complex="13pt" style:font-style-complex="italic" style:font-weight-complex="bold"/>
    </style:style>
    <style:style style:name="P23" style:family="paragraph" style:parent-style-name="Cod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SMT</text:h>
      <text:p text:style-name="P1">Version 1 2008-02-04, Michael Calmer</text:p>
      <text:p text:style-name="P1">Version 2 2008-02-05, Michael Calmer</text:p>
      <text:p text:style-name="P1">Version 3 2008-02-06, Michael Calmer</text:p>
      <text:p text:style-name="P1">Version 4 2008-02-29, Michael Calmer</text:p>
      <text:p text:style-name="P1"/>
      <text:p text:style-name="Text_20_body">This document describes how SMT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SMT (mandatory)</text:h>
      <text:p text:style-name="Text_20_body"/>
      <text:p text:style-name="Text_20_body">The registration is similar to the already defined &lt;register&gt; call from suse_register. As enhancement to this the SMT GUID and the SMT SECRET <text:s/>is added to this call, because a regcode cannot be provided. </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As <text:span text:style-name="T1">&lt;param id=”email”&gt;</text:span> <text:s/>a value will be submitted which was set during the installation of SMT if no other value is available.</text:p>
      <text:p text:style-name="Text_20_body">SMT does not ask for regcodes. The NCC assigns new registrations to subscriptions which were marked by the customer for this use. Which subscription is used depends on the products which are installed and registered on the client. </text:p>
      <text:p text:style-name="P22">Question: SMT may get the regcode later with the listregistrations call. Should SMT use and send this regcode if it does a re-registration? </text:p>
      <text:p text:style-name="P22">I think this can make some trouble if somebody changes the subscription in NCC and a re-registration happens before SMT knows about the changes in NCC. </text:p>
      <text:p text:style-name="Text_20_body"/>
      <text:p text:style-name="Text_20_body">Example:</text:p>
      <text:p text:style-name="Code">&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Code"><text:s/>&lt;smtguid&gt;ab6205f37503eed745&lt;/smtguid&gt;</text:p>
      <text:p text:style-name="Code"><text:soft-page-break/><text:s/>&lt;smtsecret&gt;3549049a673565ße847bb465&lt;/smtsecret&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SMT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2">An error should happen, if smtguid does not exist or smtguid and smtsecret does not match.</text:p>
      <text:p text:style-name="P2">An error is returned via a HTTP status code.</text:p>
      <text:p text:style-name="P2"/>
      <text:h text:style-name="P4" text:outline-level="2">Delete a registration – de-register (nice-to-have)</text:h>
      <text:p text:style-name="Text_20_body"><text:span text:style-name="T2">If the SMT administrator delete a registration on SMT it should be possible to submit this information to NCC too. For this a new </text:span><text:span text:style-name="T1">&lt;de-register&gt; </text:span><text:span text:style-name="T2">call is required. This call provide the GUID of the client which should be removed and the smtguid and smtsecret where this client belong to. </text:span></text:p>
      <text:p text:style-name="Text_20_body">The request will be send to the following URL:</text:p>
      <text:p text:style-name="Text_20_body"><text:a xlink:type="simple" xlink:href="https://secure-www.novell.com/center/regsvc/?command=register">https://secure-www.novell.com/center/regsvc/?command=de-register</text:a></text:p>
      <text:p text:style-name="P2"/>
      <text:p text:style-name="P2">Example:</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lt;guid&gt;1badbeef4abadb01&lt;/guid&gt;</text:p>
      <text:p text:style-name="Code"><text:s/>&lt;smtguid&gt;ab6205f37503eed745&lt;/smtguid&gt;</text:p>
      <text:p text:style-name="Code"><text:s/>&lt;smtsecret&gt;3549049a673565ße847bb465&lt;/smtsecret&gt;</text:p>
      <text:p text:style-name="P3">&lt;/de-register&gt;</text:p>
      <text:p text:style-name="P3"/>
      <text:p text:style-name="P2">On success a page with HTTP Status Code 200 is expected. If smtguid does not exist or smtguid and smtsecret does not match an error code is expected via HTTP status code. If the guid does not exist for this smtguid <text:s/>the result should be a success message (no error). This can happen if the customer removed this client via NCC Webpage before he delete it in SMT. </text:p>
      <text:p text:style-name="P2"/>
      <text:h text:style-name="P4" text:outline-level="2">List registrations – listregistrations (important)</text:h>
      <text:p text:style-name="P2">This call should return a list of all clients which are registered via SMT and a references to the subscriptions which are assigned to this client. <text:s/></text:p>
      <text:p text:style-name="Text_20_body"><text:soft-page-break/>The request will be send to the following URL:</text:p>
      <text:p text:style-name="Text_20_body"><text:a xlink:type="simple" xlink:href="https://secure-www.novell.com/center/regsvc/?command=register">https://secure-www.novell.com/center/regsvc/?command=listregisterations</text:a></text:p>
      <text:p text:style-name="P2"/>
      <text:p text:style-name="P2">Example:</text:p>
      <text:p text:style-name="Code">&lt;?xml version="1.0" encoding="UTF-8"?&gt;</text:p>
      <text:p text:style-name="Code">&lt;listregistrations xmlns="<text:a xlink:type="simple" xlink:href="http://www.novell.com/xml/center/regsvc-1_0">http://www.novell.com/xml/center/regsvc-1_0</text:a>"</text:p>
      <text:p text:style-name="Code"><text:s text:c="19"/>lang="en"&gt;</text:p>
      <text:p text:style-name="Code"><text:s/>&lt;smtguid&gt;ab6205f37503eed745&lt;/smtguid&gt;</text:p>
      <text:p text:style-name="Code"><text:s/>&lt;smtsecret&gt;3549049a673565ße847bb465&lt;/smtsecret&gt;</text:p>
      <text:p text:style-name="P3">&lt;/listregistrations&gt;</text:p>
      <text:p text:style-name="P3"/>
      <text:p text:style-name="P2">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smtguid&gt;ab6205f37503eed745&lt;/smtguid&gt;</text:p>
      <text:p text:style-name="P3"><text:s/>&lt;client&gt;</text:p>
      <text:p text:style-name="P3"><text:s text:c="3"/>&lt;guid&gt;1badbeef4abadb01&lt;/guid&gt;</text:p>
      <text:p text:style-name="P3"><text:s text:c="3"/>&lt;subref&gt;subscribtionReference&lt;/subref&gt;</text:p>
      <text:p text:style-name="P3"><text:s text:c="3"/>&lt;subref&gt;anotherSubscriptionReference&lt;/subref&gt;</text:p>
      <text:p text:style-name="P3"><text:s/>&lt;/client&gt;</text:p>
      <text:p text:style-name="P3"><text:s/>&lt;client&gt;</text:p>
      <text:p text:style-name="P3"><text:s text:c="3"/>&lt;guid&gt;e164badbeef4abadb01&lt;/guid&gt;</text:p>
      <text:p text:style-name="P3"><text:s text:c="3"/>&lt;subref&gt;subscribtionReference&lt;/subref&gt;</text:p>
      <text:p text:style-name="P3"><text:s/>&lt;/client&gt;</text:p>
      <text:p text:style-name="P3"><text:s/>&lt;client&gt;</text:p>
      <text:p text:style-name="P3"><text:s text:c="3"/>&lt;guid&gt;adbeef4abadb013564&lt;/guid&gt;</text:p>
      <text:p text:style-name="P3"><text:s text:c="3"/>&lt;subref&gt;subscribtionReference&lt;/subref&gt;</text:p>
      <text:p text:style-name="P3"><text:s/>&lt;/client&gt;</text:p>
      <text:p text:style-name="P3">&lt;/registrations&gt;</text:p>
      <text:p text:style-name="P3"><text:s/></text:p>
      <text:p text:style-name="Text_20_body"><text:span text:style-name="T2">The request include the smtguid and the smtsecret. The answer from NCC include the smtguid and a </text:span><text:span text:style-name="T1">&lt;client&gt;</text:span><text:span text:style-name="T2"> block for every registered client. This client block contains the guid of the client and one or more &lt;subref&gt; elements. </text:span></text:p>
      <text:p text:style-name="P22">Question: What can be used as subscription reference? </text:p>
      <text:p text:style-name="P22">One possibility would be the registration code. Another option would be an id of the subscription table (if something like this exists).</text:p>
      <text:p text:style-name="Text_20_body"><text:span text:style-name="T2"/></text:p>
      <text:h text:style-name="Heading_20_2" text:outline-level="2"><text:span text:style-name="T2">List Subscriptions – listsubscriptions (important)</text:span></text:h>
      <text:p text:style-name="P2">This call should return a list of all(?) subscriptions which are assigned to the same company where <text:s/><text:soft-page-break/>the SMT registration belongs to.</text:p>
      <text:p text:style-name="Text_20_body">The request will be send to the following URL:</text:p>
      <text:p text:style-name="Text_20_body"><text:a xlink:type="simple" xlink:href="https://secure-www.novell.com/center/regsvc/?command=register">https://secure-www.novell.com/center/regsvc/?command=listsubscriptions</text:a></text:p>
      <text:p text:style-name="P2"/>
      <text:p text:style-name="P2">Example:</text:p>
      <text:p text:style-name="Code">&lt;?xml version="1.0" encoding="UTF-8"?&gt;</text:p>
      <text:p text:style-name="Code">&lt;listsubscriptions xmlns="<text:a xlink:type="simple" xlink:href="http://www.novell.com/xml/center/regsvc-1_0">http://www.novell.com/xml/center/regsvc-1_0</text:a>"</text:p>
      <text:p text:style-name="Code"><text:s text:c="19"/>lang="en"&gt;</text:p>
      <text:p text:style-name="Code"><text:s/>&lt;smtguid&gt;ab6205f37503eed745&lt;/smtguid&gt;</text:p>
      <text:p text:style-name="Code"><text:s/>&lt;smtsecret&gt;3549049a673565ße847bb465&lt;/smtsecret&gt;</text:p>
      <text:p text:style-name="P3">&lt;/listsubscriptions&gt;</text:p>
      <text:p text:style-name="P3"/>
      <text:p text:style-name="P2">Answer from NCC:</text:p>
      <text:p text:style-name="Code">&lt;?xml version="1.0" encoding="UTF-8"?&gt;</text:p>
      <text:p text:style-name="Code"><text:span text:style-name="T2">&lt;subscriptionlist</text:span> xmlns="<text:a xlink:type="simple" xlink:href="http://www.novell.com/xml/center/regsvc-1_0">http://www.novell.com/xml/center/regsvc-1_0</text:a>"</text:p>
      <text:p text:style-name="Code"><text:s text:c="18"/>lang="en"&gt;</text:p>
      <text:p text:style-name="Code"><text:s/>&lt;smtguid&gt;ab6205f37503eed745&lt;/smtguid&gt;</text:p>
      <text:p text:style-name="Code"><text:s/>&lt;subscription&gt;</text:p>
      <text:p text:style-name="Code"><text:s text:c="7"/>&lt;subid&gt;1&lt;/subid&gt;</text:p>
      <text:p text:style-name="Code"><text:s text:c="7"/>&lt;subname&gt;SuSE Linux Enterprise Server x64/x64_64&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OS&lt;/server-class&gt;</text:p>
      <text:p text:style-name="Code"><text:s text:c="7"/>&lt;activationcode&gt;<text:a xlink:type="simple" xlink:href="mailto:sles10@Comany-13649">sles10@Comany-13649</text:a>&lt;/activationcode&gt;</text:p>
      <text:p text:style-name="Code"><text:s text:c="7"/>&lt;productlist&gt;436,437,438,439&lt;/productlist&gt;</text:p>
      <text:p text:style-name="Code"><text:s text:c="7"/>&lt;nodecount&gt;100&lt;/nodecount&gt;</text:p>
      <text:p text:style-name="Code"><text:s text:c="2"/>&lt;/subscription&gt;</text:p>
      <text:p text:style-name="Code"><text:s text:c="2"/>&lt;subscription&gt;</text:p>
      <text:p text:style-name="Code"><text:s text:c="7"/>&lt;subid&gt;2&lt;/subid&gt;</text:p>
      <text:p text:style-name="Code"><text:s text:c="7"/>&lt;subname&gt;SuSE Linux Enterprise HA-Server&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ADDON&lt;/server-class&gt;</text:p>
      <text:p text:style-name="Code"><text:s text:c="7"/>&lt;activationcode&gt;slesha<text:a xlink:type="simple" xlink:href="mailto:sles10@Comany-13649">@Comany-13649</text:a>&lt;/activationcode&gt;</text:p>
      <text:p text:style-name="Code"><text:s text:c="7"/>&lt;productlist&gt;621&lt;/productlist&gt;</text:p>
      <text:p text:style-name="Code"><text:soft-page-break/><text:s text:c="7"/>&lt;nodecount&gt;10&lt;/nodecount&gt;</text:p>
      <text:p text:style-name="Code"><text:s text:c="2"/>&lt;/subscription&gt;</text:p>
      <text:p text:style-name="Code"><text:span text:style-name="T2">&lt;subscriptionlist&gt;</text:span></text:p>
      <text:p text:style-name="Code"><text:span text:style-name="T2"/></text:p>
      <text:p text:style-name="Text_20_body"><text:span text:style-name="T2">The request include the smtguid and the smtsecret. The answer from NCC include the smtguid and a </text:span><text:span text:style-name="T1">&lt;subscription&gt;</text:span><text:span text:style-name="T2"> block for every(?) subscription which belongs to the same company as the smtguid.</text:span></text:p>
      <text:p text:style-name="Text_20_body"><text:span text:style-name="T2">The &lt;subscription&gt; block has various sub elements which give informations about the subscription:</text:span></text:p>
      <text:list text:style-name="L1">
        <text:list-item>
          <text:p text:style-name="P6"><text:s/>subid – a unique id which identifies this subscription.</text:p>
        </text:list-item>
        <text:list-item>
          <text:p text:style-name="P6">subname – the name of the subscription.</text:p>
        </text:list-item>
        <text:list-item>
          <text:p text:style-name="P6">type – FULL, PROVISIONAL, EVALUATION (maybe more if needed)</text:p>
        </text:list-item>
        <text:list-item>
          <text:p text:style-name="P6">substatus – ACTIVE, EXPIRED (maybe more if needed)</text:p>
        </text:list-item>
        <text:list-item>
          <text:p text:style-name="P6">start-date – unix time when the customer buyed this subscription</text:p>
        </text:list-item>
        <text:list-item>
          <text:p text:style-name="P6">end-date – unix time when this subscription expires</text:p>
        </text:list-item>
        <text:list-item>
          <text:p text:style-name="P6">duration – end-date – start-date</text:p>
        </text:list-item>
        <text:list-item>
          <text:p text:style-name="P6">server-class – OS or ADDON</text:p>
        </text:list-item>
        <text:list-item>
          <text:p text:style-name="P6">activationcode – the regcode for this supscription</text:p>
        </text:list-item>
        <text:list-item>
          <text:p text:style-name="P6">productlist – a comma seperated list of productdataids (See NNW_PRODUCT_DATA Table in NCC) of products which can be assigned to this subscription </text:p>
        </text:list-item>
        <text:list-item>
          <text:p text:style-name="P6">nodecount – The number how many installations can be assigned to this subscription. </text:p>
        </text:list-item>
      </text:list>
      <text:p text:style-name="P2"><text:s/>(We can enhance this later with more data if required.)</text:p>
      <text:p text:style-name="P2"/>
      <text:p text:style-name="P22">Notes: </text:p>
      <text:p text:style-name="P22">subid – Maybe we do not need it. It depends on what we use in listregistrations to identify which clients belong to which subscription. </text:p>
      <text:p text:style-name="P22">productlist -- I have defined a comma seperated list here because it is easy to split.</text:p>
      <text:p text:style-name="P22"/>
      <text:p text:style-name="P22">Antother question would be if NCC should return ALL subscriptions of this company, <text:s/>only the subscription which are used by SMT registered clients or only the default subscriptions where NCC assign new registration to?</text:p>
      <text:p text:style-name="P22">My point of view is, that NCC should send ALL subscriptions of this company. </text:p>
      <text:p text:style-name="P22"/>
      <text:h text:style-name="P4"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2"/>
      <text:p text:style-name="P2"><text:soft-page-break/>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Code"><text:s text:c="3"/>&lt;smtguid&gt;ab6205f37503eed745&lt;/smtguid&gt;</text:p>
      <text:p text:style-name="Code"><text:s text:c="3"/>&lt;smtsecret&gt;3549049a673565ße847bb465&lt;/smtsecret&gt; &lt;!-- is this needed? --&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Code"><text:s text:c="3"/>&lt;smtguid&gt;ab6205f37503eed745&lt;/smtguid&gt;</text:p>
      <text:p text:style-name="Code"><text:s text:c="3"/>&lt;smtsecret&gt;3549049a673565ße847bb465&lt;/smtsecret&gt; &lt;!-- is this needed? --&gt;</text:p>
      <text:p text:style-name="P3"><text:s text:c="2"/>&lt;/de-register&gt;</text:p>
      <text:p text:style-name="Code"><text:s text:c="2"/>&lt;register lang="en" accept=”optional”&gt;</text:p>
      <text:p text:style-name="Code"><text:s text:c="3"/>&lt;guid&gt;ef4abadb01735540a7f5354&lt;/guid&gt;</text:p>
      <text:p text:style-name="Code"><text:s text:c="3"/>&lt;host/&gt;</text:p>
      <text:p text:style-name="Code"><text:s text:c="3"/>&lt;smtguid&gt;ab6205f37503eed745&lt;/smtguid&gt;</text:p>
      <text:p text:style-name="Code"><text:s text:c="3"/>&lt;smtsecret&gt;3549049a673565ße847bb465&lt;/smtsecret&gt; &lt;!-- is this needed? --&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3">&lt;/bulkop&gt;</text:p>
      <text:p text:style-name="P3"/>
      <text:p text:style-name="Text_20_body"><text:span text:style-name="T2">The answer from NCC should be a </text:span><text:span text:style-name="T1">&lt;bulkstatus&gt;</text:span><text:span text:style-name="T2"> block.</text:span></text:p>
      <text:p text:style-name="P2"/>
      <text:p text:style-name="P2">Example:</text:p>
      <text:p text:style-name="Code"><text:span text:style-name="T2">&lt;bulkstatus</text:span> xmlns="<text:a xlink:type="simple" xlink:href="http://www.novell.com/xml/center/regsvc-1_0">http://www.novell.com/xml/center/regsvc-1_0</text:a>"</text:p>
      <text:p text:style-name="Code"><text:s text:c="12"/>lang="en"&gt;</text:p>
      <text:p text:style-name="P3"><text:s text:c="2"/>&lt;status error=”true” operation=”register”&gt;</text:p>
      <text:p text:style-name="P3"><text:s text:c="4"/>&lt;guid&gt;1badbeef4abadb01&lt;/guid&gt;</text:p>
      <text:p text:style-name="P3"><text:soft-page-break/><text:s text:c="4"/>&lt;message&gt;There comes an error message&lt;/message&gt;</text:p>
      <text:p text:style-name="P3"><text:s text:c="2"/>&lt;/status&gt;</text:p>
      <text:p text:style-name="P3"><text:s text:c="2"/>&lt;status error=”false” operation=”de-register”&gt;</text:p>
      <text:p text:style-name="P3"><text:s text:c="4"/>&lt;guid&gt;ef4abadb01735540a7f5354&lt;/guid&gt;</text:p>
      <text:p text:style-name="P3"><text:s text:c="2"/>&lt;/status&gt;</text:p>
      <text:p text:style-name="P3"><text:s text:c="2"/>&lt;status error=”false” operation=”register”&gt;</text:p>
      <text:p text:style-name="P3"><text:s text:c="4"/>&lt;guid&gt;ef4abadb01735540a7f5354&lt;/guid&gt;</text:p>
      <text:p text:style-name="P3"><text:s text:c="2"/>&lt;/status&gt;</text:p>
      <text:p text:style-name="P3">&lt;/bulkstatus&gt;</text:p>
      <text:p text:style-name="P3"/>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11">error – true/false to indicate if this operation was successful or not</text:p>
        </text:list-item>
        <text:list-item>
          <text:p text:style-name="P11">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13">guid – the client guid for which this operation was for. (required)</text:p>
        </text:list-item>
        <text:list-item>
          <text:p text:style-name="P13">message – A message. Required in case of an error. On success this message can be omitted.</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2-29T13:05:32</dc:date>
    <meta:editing-cycles>11</meta:editing-cycles>
    <meta:editing-duration>PT3H4M12S</meta:editing-duration>
    <meta:user-defined meta:name="Info 1"/>
    <meta:user-defined meta:name="Info 2"/>
    <meta:user-defined meta:name="Info 3"/>
    <meta:user-defined meta:name="Info 4"/>
    <meta:document-statistic meta:table-count="0" meta:image-count="0" meta:object-count="0" meta:page-count="7" meta:paragraph-count="200" meta:word-count="1504" meta:character-count="10787"/>
  </office:meta>
</office:document-meta>
</file>